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co87" style:family="table-column">
      <style:table-column-properties fo:break-before="auto" style:column-width="175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8:.D11])" office:value-type="float" office:value="347.7" calcext:value-type="float">
            <text:p>347.7</text:p>
          </table:table-cell>
          <table:table-cell/>
          <table:table-cell table:style-name="ce6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1 h max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-40 E, US-93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/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S-93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Z-303 S, I-10 W, AZ-85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8 E, 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table:formula="of:=SUM([.D14:.D18])" office:value-type="float" office:value="346.3" calcext:value-type="float">
            <text:p>346.3</text:p>
          </table:table-cell>
          <table:table-cell/>
          <table:table-cell table:style-name="ce6" table:formula="of:=SUM([.F14:.F18])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1:.D25])" office:value-type="float" office:value="307.2" calcext:value-type="float">
            <text:p>307.2</text:p>
          </table:table-cell>
          <table:table-cell/>
          <table:table-cell table:style-name="ce6" table:formula="of:=SUM([.F21:.F2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8:.D32])" office:value-type="float" office:value="371.1" calcext:value-type="float">
            <text:p>371.1</text:p>
          </table:table-cell>
          <table:table-cell/>
          <table:table-cell table:style-name="ce6" table:formula="of:=SUM([.F28:.F32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D35:.D38])" office:value-type="float" office:value="233.3" calcext:value-type="float">
            <text:p>233.3</text:p>
          </table:table-cell>
          <table:table-cell/>
          <table:table-cell table:style-name="ce6" table:formula="of:=SUM([.F35:.F38])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7" table:formula="of:=SUM([.D6];[.D12];[.D19];[.D26];[.D33];[.D39])" office:value-type="float" office:value="1876.3" calcext:value-type="float">
            <text:p>1876.3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8:13:38.671023269</dc:date>
    <meta:editing-duration>P21DT22H42M33S</meta:editing-duration>
    <meta:editing-cycles>369</meta:editing-cycles>
    <meta:generator>LibreOffice/5.1.6.2$Linux_X86_64 LibreOffice_project/10m0$Build-2</meta:generator>
    <meta:document-statistic meta:table-count="10" meta:cell-count="5184" meta:object-count="0"/>
  </office:meta>
</office:document-meta>
</file>